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3465a4" draw:marker-start-width="0.5cm" draw:marker-end="Arrowheads_20_3" draw:marker-end-width="0.6cm" draw:fill="none" draw:textarea-horizontal-align="center" draw:textarea-vertical-align="middle" fo:padding-top="0.1cm" fo:padding-bottom="0.1cm" fo:padding-left="0.1cm" fo:padding-right="0.1cm"/>
    </style:style>
    <style:style style:name="gr2" style:family="graphic" style:parent-style-name="objectwithoutfill">
      <style:graphic-properties svg:stroke-width="0.2cm" svg:stroke-color="#3465a4" draw:marker-start-width="0.5cm" draw:marker-end="Arrowheads_20_4" draw:marker-end-width="0.6cm" draw:fill="none" draw:textarea-horizontal-align="center" draw:textarea-vertical-align="middle" fo:padding-top="0.1cm" fo:padding-bottom="0.1cm" fo:padding-left="0.1cm" fo:padding-right="0.1cm"/>
    </style:style>
    <style:style style:name="gr3" style:family="graphic" style:parent-style-name="objectwithoutfill">
      <style:graphic-properties svg:stroke-width="0.2cm" svg:stroke-color="#3465a4" draw:marker-start-width="0.5cm" draw:marker-end="Arrowheads_20_6" draw:marker-end-width="0.6cm" draw:fill="none" draw:textarea-horizontal-align="center" draw:textarea-vertical-align="middle" fo:padding-top="0.1cm" fo:padding-bottom="0.1cm" fo:padding-left="0.1cm" fo:padding-right="0.1cm"/>
    </style:style>
    <style:style style:name="gr4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141cm" svg:stroke-color="#000000" draw:stroke-linejoin="round" svg:stroke-linecap="round" draw:fill="none" fo:padding-top="0.07cm" fo:padding-bottom="0.07cm" fo:padding-left="0.07cm" fo:padding-right="0.07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objectwithoutfill">
      <style:graphic-properties svg:stroke-width="0.2cm" svg:stroke-color="#ff0000" draw:marker-start-width="0.5cm" draw:marker-end="Arrowheads_20_1" draw:marker-end-width="0.6cm" draw:fill="none" draw:textarea-horizontal-align="center" draw:textarea-vertical-align="middle" fo:padding-top="0.1cm" fo:padding-bottom="0.1cm" fo:padding-left="0.1cm" fo:padding-right="0.1cm"/>
    </style:style>
    <style:style style:name="gr9" style:family="graphic" style:parent-style-name="objectwithoutfill">
      <style:graphic-properties svg:stroke-width="0.2cm" svg:stroke-color="#ff0000" draw:marker-start-width="0.5cm" draw:marker-end="Arrowheads_20_2" draw:marker-end-width="0.6cm" draw:fill="none" draw:textarea-horizontal-align="center" draw:textarea-vertical-align="middle" fo:padding-top="0.1cm" fo:padding-bottom="0.1cm" fo:padding-left="0.1cm" fo:padding-right="0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onnector draw:style-name="gr1" draw:text-style-name="P1" draw:layer="layout" draw:type="curve" svg:x1="7.005cm" svg:y1="2.583cm" svg:x2="11.941cm" svg:y2="3.196cm" draw:end-shape="id1" draw:end-glue-point="2" svg:d="M7005 2583c3252 0 784 613 4936 613" svg:viewBox="0 0 4937 614">
          <text:p/>
        </draw:connector>
        <draw:connector draw:style-name="gr2" draw:text-style-name="P1" xml:id="id1" draw:id="id1" draw:layer="layout" draw:type="curve" svg:x1="11.941cm" svg:y1="3.196cm" svg:x2="12.94cm" svg:y2="8.262cm" svg:d="M11941 3196c0 3799 999 1267 999 5066" svg:viewBox="0 0 1000 5067">
          <text:p/>
        </draw:connector>
        <draw:connector draw:style-name="gr3" draw:text-style-name="P1" draw:layer="layout" draw:type="curve" draw:line-skew="0.79cm" svg:x1="12.94cm" svg:y1="8.262cm" svg:x2="4.023cm" svg:y2="6.606cm" draw:start-shape="id1" draw:start-glue-point="3" svg:d="M12940 8262c0 1935-8917 2763-8917-1656" svg:viewBox="0 0 8918 3222">
          <text:p/>
        </draw:connector>
        <draw:line draw:style-name="gr4" draw:text-style-name="P2" draw:layer="layout" svg:x1="8.554cm" svg:y1="6.227cm" svg:x2="16.951cm" svg:y2="4.463cm">
          <text:p/>
        </draw:line>
        <draw:line draw:style-name="gr5" draw:text-style-name="P2" draw:layer="layout" svg:x1="16.951cm" svg:y1="4.464cm" svg:x2="15.575cm" svg:y2="0.3cm">
          <text:p/>
        </draw:line>
        <draw:line draw:style-name="gr4" draw:text-style-name="P2" draw:layer="layout" svg:x1="15.576cm" svg:y1="0.3cm" svg:x2="7.708cm" svg:y2="0.618cm">
          <text:p/>
        </draw:line>
        <draw:line draw:style-name="gr4" draw:text-style-name="P2" draw:layer="layout" svg:x1="7.708cm" svg:y1="0.617cm" svg:x2="8.555cm" svg:y2="6.227cm">
          <text:p/>
        </draw:line>
        <draw:line draw:style-name="gr4" draw:text-style-name="P2" draw:layer="layout" svg:x1="7.709cm" svg:y1="0.617cm" svg:x2="1.816cm" svg:y2="3.476cm">
          <text:p/>
        </draw:line>
        <draw:line draw:style-name="gr4" draw:text-style-name="P2" draw:layer="layout" svg:x1="1.816cm" svg:y1="3.475cm" svg:x2="8.555cm" svg:y2="6.227cm">
          <text:p/>
        </draw:line>
        <draw:line draw:style-name="gr4" draw:text-style-name="P2" draw:layer="layout" svg:x1="1.817cm" svg:y1="3.475cm" svg:x2="0.264cm" svg:y2="8.873cm">
          <text:p/>
        </draw:line>
        <draw:line draw:style-name="gr4" draw:text-style-name="P2" draw:layer="layout" svg:x1="0.264cm" svg:y1="8.872cm" svg:x2="7.109cm" svg:y2="10.32cm">
          <text:p/>
        </draw:line>
        <draw:line draw:style-name="gr4" draw:text-style-name="P2" draw:layer="layout" svg:x1="7.108cm" svg:y1="10.32cm" svg:x2="8.555cm" svg:y2="6.226cm">
          <text:p/>
        </draw:line>
        <draw:line draw:style-name="gr4" draw:text-style-name="P2" draw:layer="layout" svg:x1="7.108cm" svg:y1="10.319cm" svg:x2="10.531cm" svg:y2="12.295cm">
          <text:p/>
        </draw:line>
        <draw:line draw:style-name="gr4" draw:text-style-name="P2" draw:layer="layout" svg:x1="8.554cm" svg:y1="6.226cm" svg:x2="10.531cm" svg:y2="12.295cm">
          <text:p/>
        </draw:line>
        <draw:line draw:style-name="gr4" draw:text-style-name="P2" draw:layer="layout" svg:x1="10.53cm" svg:y1="12.295cm" svg:x2="16.916cm" svg:y2="9.578cm">
          <text:p/>
        </draw:line>
        <draw:line draw:style-name="gr5" draw:text-style-name="P2" draw:layer="layout" svg:x1="16.951cm" svg:y1="4.463cm" svg:x2="16.915cm" svg:y2="9.579cm">
          <text:p/>
        </draw:line>
        <draw:path draw:style-name="gr6" draw:text-style-name="P3" draw:layer="layout" svg:width="0.401cm" svg:height="0.401cm" svg:x="8.366cm" svg:y="6.015cm" svg:viewBox="0 0 402 402" svg:d="M343 59c78 78 78 206 0 284s-206 78-284 0c-79-78-79-206 0-284 78-79 206-79 284 0z">
          <text:p/>
        </draw:path>
        <draw:path draw:style-name="gr4" draw:text-style-name="P2" draw:layer="layout" svg:width="0.401cm" svg:height="0.401cm" svg:x="8.366cm" svg:y="6.015cm" svg:viewBox="0 0 402 402" svg:d="M343 59c78 78 78 206 0 284s-206 78-284 0c-79-78-79-206 0-284 78-79 206-79 284 0z">
          <text:p/>
        </draw:path>
        <draw:path draw:style-name="gr6" draw:text-style-name="P3" draw:layer="layout" svg:width="0.401cm" svg:height="0.401cm" svg:x="7.502cm" svg:y="0.435cm" svg:viewBox="0 0 402 402" svg:d="M343 59c78 78 78 206 0 284-80 78-206 78-284 0-79-78-79-206 0-284 78-79 204-79 284 0z">
          <text:p/>
        </draw:path>
        <draw:path draw:style-name="gr4" draw:text-style-name="P2" draw:layer="layout" svg:width="0.401cm" svg:height="0.401cm" svg:x="7.502cm" svg:y="0.435cm" svg:viewBox="0 0 402 402" svg:d="M343 59c78 78 78 206 0 284-80 78-206 78-284 0-79-78-79-206 0-284 78-79 204-79 284 0z">
          <text:p/>
        </draw:path>
        <draw:path draw:style-name="gr6" draw:text-style-name="P3" draw:layer="layout" svg:width="0.4cm" svg:height="0.401cm" svg:x="15.352cm" svg:y="0.089cm" svg:viewBox="0 0 401 402" svg:d="M342 59c78 79 78 206 0 284s-205 78-283 0c-79-78-79-205 0-284 78-79 205-79 283 0z">
          <text:p/>
        </draw:path>
        <draw:path draw:style-name="gr4" draw:text-style-name="P2" draw:layer="layout" svg:width="0.4cm" svg:height="0.401cm" svg:x="15.352cm" svg:y="0.089cm" svg:viewBox="0 0 401 402" svg:d="M342 59c78 79 78 206 0 284s-205 78-283 0c-79-78-79-205 0-284 78-79 205-79 283 0z">
          <text:p/>
        </draw:path>
        <draw:path draw:style-name="gr6" draw:text-style-name="P3" draw:layer="layout" svg:width="0.401cm" svg:height="0.401cm" svg:x="16.769cm" svg:y="4.246cm" svg:viewBox="0 0 402 402" svg:d="M343 59c78 78 78 205 0 283-78 79-205 79-284 0-79-78-79-205 0-283 79-79 206-79 284 0z">
          <text:p/>
        </draw:path>
        <draw:path draw:style-name="gr4" draw:text-style-name="P2" draw:layer="layout" svg:width="0.401cm" svg:height="0.401cm" svg:x="16.769cm" svg:y="4.246cm" svg:viewBox="0 0 402 402" svg:d="M343 59c78 78 78 205 0 283-78 79-205 79-284 0-79-78-79-205 0-283 79-79 206-79 284 0z">
          <text:p/>
        </draw:path>
        <draw:path draw:style-name="gr6" draw:text-style-name="P3" draw:layer="layout" svg:width="0.401cm" svg:height="0.4cm" svg:x="16.728cm" svg:y="9.367cm" svg:viewBox="0 0 402 401" svg:d="M342 59c79 78 79 204 0 282-79 79-205 79-283 0-79-78-79-204 0-282 78-79 204-79 283 0z">
          <text:p/>
        </draw:path>
        <draw:path draw:style-name="gr4" draw:text-style-name="P2" draw:layer="layout" svg:width="0.401cm" svg:height="0.4cm" svg:x="16.728cm" svg:y="9.367cm" svg:viewBox="0 0 402 401" svg:d="M342 59c79 78 79 204 0 282-79 79-205 79-283 0-79-78-79-204 0-282 78-79 204-79 283 0z">
          <text:p/>
        </draw:path>
        <draw:path draw:style-name="gr6" draw:text-style-name="P3" draw:layer="layout" svg:width="0.401cm" svg:height="0.401cm" svg:x="10.325cm" svg:y="12.09cm" svg:viewBox="0 0 402 402" svg:d="M343 59c78 79 78 206 0 284-79 78-206 78-284 0-79-78-79-205 0-284 78-79 205-79 284 0z">
          <text:p/>
        </draw:path>
        <draw:path draw:style-name="gr4" draw:text-style-name="P2" draw:layer="layout" svg:width="0.401cm" svg:height="0.401cm" svg:x="10.325cm" svg:y="12.09cm" svg:viewBox="0 0 402 402" svg:d="M343 59c78 79 78 206 0 284-79 78-206 78-284 0-79-78-79-205 0-284 78-79 205-79 284 0z">
          <text:p/>
        </draw:path>
        <draw:path draw:style-name="gr6" draw:text-style-name="P3" draw:layer="layout" svg:width="0.401cm" svg:height="0.401cm" svg:x="6.909cm" svg:y="10.12cm" svg:viewBox="0 0 402 402" svg:d="M343 59c78 79 78 205 0 284-78 78-205 78-284 0-79-79-79-205 0-284s206-79 284 0z">
          <text:p/>
        </draw:path>
        <draw:path draw:style-name="gr4" draw:text-style-name="P2" draw:layer="layout" svg:width="0.401cm" svg:height="0.401cm" svg:x="6.909cm" svg:y="10.12cm" svg:viewBox="0 0 402 402" svg:d="M343 59c78 79 78 205 0 284-78 78-205 78-284 0-79-79-79-205 0-284s206-79 284 0z">
          <text:p/>
        </draw:path>
        <draw:path draw:style-name="gr6" draw:text-style-name="P3" draw:layer="layout" svg:width="0.401cm" svg:height="0.401cm" svg:x="0.083cm" svg:y="8.656cm" svg:viewBox="0 0 402 402" svg:d="M343 59c78 78 78 205 0 283-78 79-205 79-284 0-79-78-79-205 0-283 79-79 206-79 284 0z">
          <text:p/>
        </draw:path>
        <draw:path draw:style-name="gr4" draw:text-style-name="P2" draw:layer="layout" svg:width="0.401cm" svg:height="0.401cm" svg:x="0.083cm" svg:y="8.656cm" svg:viewBox="0 0 402 402" svg:d="M343 59c78 78 78 205 0 283-78 79-205 79-284 0-79-78-79-205 0-283 79-79 206-79 284 0z">
          <text:p/>
        </draw:path>
        <draw:path draw:style-name="gr6" draw:text-style-name="P3" draw:layer="layout" svg:width="0.401cm" svg:height="0.401cm" svg:x="1.642cm" svg:y="3.277cm" svg:viewBox="0 0 402 402" svg:d="M343 59c78 79 78 206 0 284s-206 78-284 0c-79-78-79-205 0-284 78-79 206-79 284 0z">
          <text:p/>
        </draw:path>
        <draw:path draw:style-name="gr4" draw:text-style-name="P2" draw:layer="layout" svg:width="0.401cm" svg:height="0.401cm" svg:x="1.642cm" svg:y="3.277cm" svg:viewBox="0 0 402 402" svg:d="M343 59c78 79 78 206 0 284s-206 78-284 0c-79-78-79-205 0-284 78-79 206-79 284 0z">
          <text:p/>
        </draw:path>
        <draw:path draw:style-name="gr7" draw:text-style-name="P4" draw:layer="layout" svg:width="0.401cm" svg:height="0.401cm" svg:x="4.654cm" svg:y="6.006cm" svg:viewBox="0 0 402 402" svg:d="M342 59c79 78 79 206 0 284-78 78-205 78-283 0-79-78-79-206 0-284 78-79 205-79 283 0z">
          <text:p/>
        </draw:path>
        <draw:connector draw:style-name="gr8" draw:text-style-name="P1" xml:id="id2" draw:id="id2" draw:layer="layout" draw:type="curve" svg:x1="7.819cm" svg:y1="12.086cm" svg:x2="8.732cm" svg:y2="8.447cm" svg:d="M7819 12086c0-2728 913-909 913-3639" svg:viewBox="0 0 914 3640">
          <text:p/>
        </draw:connector>
        <draw:connector draw:style-name="gr9" draw:text-style-name="P1" draw:layer="layout" draw:type="curve" svg:x1="8.732cm" svg:y1="8.447cm" svg:x2="6.848cm" svg:y2="2.612cm" draw:start-shape="id2" draw:start-glue-point="3" svg:d="M8732 8447c0-4750-1884-1833-1884-5835" svg:viewBox="0 0 1885 58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stroke-dash13" draw:style="rect" draw:dots1="1" draw:dots1-length="0.141cm" draw:distance="0.14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2cm" fo:page-height="12.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1:16:34.205308415</dc:date>
    <meta:editing-duration>PT13M1S</meta:editing-duration>
    <meta:editing-cycles>4</meta:editing-cycles>
    <meta:generator>LibreOffice/7.4.5.1$MacOSX_X86_64 LibreOffice_project/9c0871452b3918c1019dde9bfac75448afc4b57f</meta:generator>
    <meta:document-statistic meta:object-count="37"/>
  </office:meta>
</office:document-meta>
</file>